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puter Modern" svg:font-family="'Computer Modern'" style:font-pitch="variable"/>
    <style:font-face style:name="Computer Modern1" svg:font-family="'Computer Modern'"/>
    <style:font-face style:name="Liberation Mono" svg:font-family="'Liberation Mono'"/>
    <style:font-face style:name="Liberation Mono1" svg:font-family="'Liberation Mono'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cm" svg:stroke-color="#000000" draw:stroke-linejoin="round" svg:stroke-linecap="round" draw:fill="none" fo:padding-top="0.02cm" fo:padding-bottom="0.02cm" fo:padding-left="0.02cm" fo:padding-right="0.02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41cm" fo:min-width="0.34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solid" svg:stroke-width="0.012cm" svg:stroke-color="#000000" draw:stroke-linejoin="round" svg:stroke-linecap="round" draw:fill="none" fo:padding-top="0.006cm" fo:padding-bottom="0.006cm" fo:padding-left="0.006cm" fo:padding-right="0.006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25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fill="none" draw:fill-color="#729fcf" loext:fill-use-slide-background="false" draw:opacity="100%" draw:textarea-horizontal-align="justify" draw:textarea-vertical-align="middle" draw:auto-grow-height="false" fo:min-height="2.644cm" fo:min-width="2.656cm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horizontal-align="center" draw:textarea-vertical-align="bottom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horizontal-align="center" draw:textarea-vertical-align="middl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9.69999980926514pt" style:font-size-asian="9.69999980926514pt" style:font-size-complex="9.69999980926514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7.30000019073486pt" style:font-size-asian="7.30000019073486pt" style:font-size-complex="7.30000019073486pt"/>
    </style:style>
    <style:style style:name="P8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 draw:fill-color="#729fcf" draw:opacity="100%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" style:family="paragraph">
      <style:paragraph-properties fo:text-align="center"/>
      <style:text-properties fo:font-size="11pt" style:font-size-asian="11pt" style:font-size-complex="11pt"/>
    </style:style>
    <style:style style:name="P11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omputer Modern1" fo:font-size="12pt" fo:font-style="italic" fo:font-weight="normal" style:font-name-asian="Computer Modern1" style:font-size-asian="12pt" style:font-style-asian="italic" style:font-weight-asian="normal" style:font-name-complex="Computer Modern1" style:font-size-complex="12pt" style:font-style-complex="italic" style:font-weight-complex="normal"/>
    </style:style>
    <style:style style:name="T2" style:family="text">
      <style:text-properties fo:color="#0000ff" loext:opacity="100%" style:font-name="Liberation Sans1" fo:font-size="9.69999980926514pt" fo:font-weight="bold" style:font-name-asian="Liberation Sans1" style:font-size-asian="9.69999980926514pt" style:font-weight-asian="bold" style:font-name-complex="Liberation Sans1" style:font-size-complex="9.69999980926514pt" style:font-weight-complex="bold"/>
    </style:style>
    <style:style style:name="T3" style:family="text">
      <style:text-properties fo:color="#000000" loext:opacity="100%" style:font-name="Liberation Sans1" fo:font-size="8.10000038146973pt" fo:font-weight="normal" style:font-name-asian="Liberation Sans1" style:font-size-asian="8.10000038146973pt" style:font-weight-asian="normal" style:font-name-complex="Liberation Sans1" style:font-size-complex="8.10000038146973pt" style:font-weight-complex="normal"/>
    </style:style>
    <style:style style:name="T4" style:family="text">
      <style:text-properties fo:color="#000000" loext:opacity="100%" style:font-name="Liberation Sans1" fo:font-size="9.69999980926514pt" fo:font-weight="normal" style:font-name-asian="Liberation Sans1" style:font-size-asian="9.69999980926514pt" style:font-weight-asian="normal" style:font-name-complex="Liberation Sans1" style:font-size-complex="9.69999980926514pt" style:font-weight-complex="normal"/>
    </style:style>
    <style:style style:name="T5" style:family="text">
      <style:text-properties fo:color="#000000" loext:opacity="100%" style:font-name="Liberation Sans1" fo:font-size="9.69999980926514pt" fo:font-weight="bold" style:font-name-asian="Liberation Sans1" style:font-size-asian="9.69999980926514pt" style:font-weight-asian="bold" style:font-name-complex="Liberation Sans1" style:font-size-complex="9.69999980926514pt" style:font-weight-complex="bold"/>
    </style:style>
    <style:style style:name="T6" style:family="text">
      <style:text-properties fo:color="#000000" loext:opacity="100%" style:font-name="Liberation Mono" fo:font-size="9.69999980926514pt" fo:font-weight="bold" style:font-name-asian="Liberation Mono" style:font-size-asian="9.69999980926514pt" style:font-weight-asian="bold" style:font-name-complex="Liberation Mono" style:font-size-complex="9.69999980926514pt" style:font-weight-complex="bold"/>
    </style:style>
    <style:style style:name="T7" style:family="text">
      <style:text-properties fo:color="#000000" loext:opacity="100%" style:font-name="Liberation Sans1" fo:font-size="7.30000019073486pt" fo:font-weight="normal" style:font-name-asian="Liberation Sans1" style:font-size-asian="7.30000019073486pt" style:font-weight-asian="normal" style:font-name-complex="Liberation Sans1" style:font-size-complex="7.30000019073486pt" style:font-weight-complex="normal"/>
    </style:style>
    <style:style style:name="T8" style:family="text">
      <style:text-properties fo:color="#000000" loext:opacity="100%" style:font-name="Computer Modern1" fo:font-size="12pt" fo:font-weight="normal" style:font-name-asian="Computer Modern1" style:font-size-asian="12pt" style:font-weight-asian="normal" style:font-name-complex="Computer Modern1" style:font-size-complex="12pt" style:font-weight-complex="normal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3.077cm" svg:height="3.077cm" svg:x="5.994cm" svg:y="16.007cm" svg:viewBox="0 0 3078 3078" svg:d="M3078 1538c0-850-689-1538-1541-1538-849 0-1537 688-1537 1538s688 1540 1537 1540c852 0 1541-690 1541-1540z">
          <text:p/>
        </draw:path>
        <draw:path draw:style-name="gr1" draw:text-style-name="P1" draw:layer="layout" svg:width="3.076cm" svg:height="3.076cm" svg:x="14.195cm" svg:y="11.907cm" svg:viewBox="0 0 3077 3077" svg:d="M3077 1536c0-849-690-1536-1541-1536-849 0-1536 687-1536 1536 0 852 687 1541 1536 1541 851 0 1541-689 1541-1541z">
          <text:p/>
        </draw:path>
        <draw:path draw:style-name="gr1" draw:text-style-name="P1" draw:layer="layout" svg:width="3.077cm" svg:height="3.076cm" svg:x="10.094cm" svg:y="11.907cm" svg:viewBox="0 0 3078 3077" svg:d="M3078 1536c0-849-689-1536-1540-1536-849 0-1538 687-1538 1536 0 852 689 1541 1538 1541 851 0 1540-689 1540-1541z">
          <text:p/>
        </draw:path>
        <draw:path draw:style-name="gr1" draw:text-style-name="P1" draw:layer="layout" svg:width="3.077cm" svg:height="3.076cm" svg:x="5.994cm" svg:y="11.907cm" svg:viewBox="0 0 3078 3077" svg:d="M3078 1536c0-849-689-1536-1541-1536-849 0-1537 687-1537 1536 0 852 688 1541 1537 1541 852 0 1541-689 1541-1541z">
          <text:p/>
        </draw:path>
        <draw:path draw:style-name="gr1" draw:text-style-name="P1" draw:layer="layout" svg:width="3.076cm" svg:height="3.076cm" svg:x="14.195cm" svg:y="7.807cm" svg:viewBox="0 0 3077 3077" svg:d="M3077 1536c0-849-690-1536-1541-1536-849 0-1536 687-1536 1536 0 851 687 1541 1536 1541 851 0 1541-690 1541-1541z">
          <text:p/>
        </draw:path>
        <draw:path draw:style-name="gr1" draw:text-style-name="P1" draw:layer="layout" svg:width="3.077cm" svg:height="3.076cm" svg:x="12.658cm" svg:y="3.195cm" svg:viewBox="0 0 3078 3077" svg:d="M3078 1537c0-850-690-1537-1540-1537-851 0-1538 687-1538 1537 0 851 687 1540 1538 1540 850 0 1540-689 1540-1540z">
          <text:p/>
        </draw:path>
        <draw:path draw:style-name="gr1" draw:text-style-name="P1" draw:layer="layout" svg:width="3.076cm" svg:height="3.076cm" svg:x="8.558cm" svg:y="3.195cm" svg:viewBox="0 0 3077 3077" svg:d="M3077 1537c0-850-689-1537-1541-1537-849 0-1536 687-1536 1537 0 851 687 1540 1536 1540 852 0 1541-689 1541-1540z">
          <text:p/>
        </draw:path>
        <draw:frame draw:style-name="gr2" draw:text-style-name="P3" draw:layer="layout" svg:width="5.67cm" svg:height="0.475cm" draw:transform="rotate (-1.5707963267949) translate (28.381cm 7.756cm)">
          <draw:text-box>
            <text:p text:style-name="P2"><text:span text:style-name="T1">Rechnerarchitektur – Übung 6</text:span></text:p>
          </draw:text-box>
        </draw:frame>
        <draw:frame draw:style-name="gr3" draw:text-style-name="P4" draw:layer="layout" svg:width="1.865cm" svg:height="0.382cm" svg:x="13.267cm" svg:y="3.836cm">
          <draw:text-box>
            <text:p text:style-name="P2"><text:span text:style-name="T2">S1: Decode</text:span></text:p>
          </draw:text-box>
        </draw:frame>
        <draw:frame draw:style-name="gr4" draw:text-style-name="P5" draw:layer="layout" svg:width="1.81cm" svg:height="0.319cm" svg:x="13.301cm" svg:y="4.288cm">
          <draw:text-box>
            <text:p text:style-name="P2"><text:span text:style-name="T3">ALUSrcA = 01</text:span></text:p>
          </draw:text-box>
        </draw:frame>
        <draw:frame draw:style-name="gr4" draw:text-style-name="P5" draw:layer="layout" svg:width="1.81cm" svg:height="0.319cm" svg:x="13.296cm" svg:y="4.673cm">
          <draw:text-box>
            <text:p text:style-name="P2"><text:span text:style-name="T3">ALUSrcB = 01</text:span></text:p>
          </draw:text-box>
        </draw:frame>
        <draw:frame draw:style-name="gr4" draw:text-style-name="P5" draw:layer="layout" svg:width="1.568cm" svg:height="0.319cm" svg:x="13.415cm" svg:y="5.056cm">
          <draw:text-box>
            <text:p text:style-name="P2"><text:span text:style-name="T3">ALUOp = 00</text:span></text:p>
          </draw:text-box>
        </draw:frame>
        <draw:frame draw:style-name="gr3" draw:text-style-name="P4" draw:layer="layout" svg:width="2.042cm" svg:height="0.382cm" svg:x="14.72cm" svg:y="8.448cm">
          <draw:text-box>
            <text:p text:style-name="P2"><text:span text:style-name="T2">S8: ExecuteI</text:span></text:p>
          </draw:text-box>
        </draw:frame>
        <draw:frame draw:style-name="gr4" draw:text-style-name="P5" draw:layer="layout" svg:width="1.81cm" svg:height="0.319cm" svg:x="14.839cm" svg:y="8.899cm">
          <draw:text-box>
            <text:p text:style-name="P2"><text:span text:style-name="T3">ALUSrcA = 10</text:span></text:p>
          </draw:text-box>
        </draw:frame>
        <draw:frame draw:style-name="gr4" draw:text-style-name="P5" draw:layer="layout" svg:width="1.81cm" svg:height="0.319cm" svg:x="14.833cm" svg:y="9.287cm">
          <draw:text-box>
            <text:p text:style-name="P2"><text:span text:style-name="T3">ALUSrcB = 01</text:span></text:p>
          </draw:text-box>
        </draw:frame>
        <draw:line draw:style-name="gr5" draw:text-style-name="P1" draw:layer="layout" svg:x1="11.631cm" svg:y1="4.731cm" svg:x2="12.241cm" svg:y2="4.731cm">
          <text:p/>
        </draw:line>
        <draw:polygon draw:style-name="gr6" draw:text-style-name="P6" draw:layer="layout" svg:width="0.444cm" svg:height="0.444cm" svg:x="12.212cm" svg:y="4.51cm" svg:viewBox="0 0 445 445" draw:points="445,222 0,0 0,445">
          <text:p/>
        </draw:polygon>
        <draw:line draw:style-name="gr5" draw:text-style-name="P1" draw:layer="layout" svg:x1="13.062cm" svg:y1="5.768cm" svg:x2="9.01cm" svg:y2="8.085cm">
          <text:p/>
        </draw:line>
        <draw:polygon draw:style-name="gr6" draw:text-style-name="P6" draw:layer="layout" svg:width="0.495cm" svg:height="0.413cm" svg:x="8.65cm" svg:y="7.876cm" svg:viewBox="0 0 496 414" draw:points="0,414 496,387 277,0">
          <text:p/>
        </draw:polygon>
        <draw:line draw:style-name="gr5" draw:text-style-name="P1" draw:layer="layout" svg:x1="14.605cm" svg:y1="6.213cm" svg:x2="15.398cm" svg:y2="7.464cm">
          <text:p/>
        </draw:line>
        <draw:polygon draw:style-name="gr6" draw:text-style-name="P6" draw:layer="layout" svg:width="0.424cm" svg:height="0.494cm" svg:x="15.194cm" svg:y="7.319cm" svg:viewBox="0 0 425 495" draw:points="425,495 375,0 0,237">
          <text:p/>
        </draw:polygon>
        <draw:line draw:style-name="gr5" draw:text-style-name="P1" draw:layer="layout" svg:x1="7.533cm" svg:y1="10.882cm" svg:x2="7.533cm" svg:y2="11.492cm">
          <text:p/>
        </draw:line>
        <draw:polygon draw:style-name="gr6" draw:text-style-name="P6" draw:layer="layout" svg:width="0.444cm" svg:height="0.444cm" svg:x="7.311cm" svg:y="11.463cm" svg:viewBox="0 0 445 445" draw:points="222,445 445,0 0,0">
          <text:p/>
        </draw:polygon>
        <draw:line draw:style-name="gr5" draw:text-style-name="P1" draw:layer="layout" svg:x1="8.814cm" svg:y1="10.192cm" svg:x2="10.502cm" svg:y2="11.866cm">
          <text:p/>
        </draw:line>
        <draw:polygon draw:style-name="gr6" draw:text-style-name="P6" draw:layer="layout" svg:width="0.471cm" svg:height="0.47cm" svg:x="10.324cm" svg:y="11.687cm" svg:viewBox="0 0 472 471" draw:points="472,471 314,0 0,316">
          <text:p/>
        </draw:polygon>
        <draw:line draw:style-name="gr5" draw:text-style-name="P1" draw:layer="layout" svg:x1="15.731cm" svg:y1="10.882cm" svg:x2="15.731cm" svg:y2="11.492cm">
          <text:p/>
        </draw:line>
        <draw:polygon draw:style-name="gr6" draw:text-style-name="P6" draw:layer="layout" svg:width="0.444cm" svg:height="0.444cm" svg:x="15.51cm" svg:y="11.463cm" svg:viewBox="0 0 445 445" draw:points="222,445 445,0 0,0">
          <text:p/>
        </draw:polygon>
        <draw:line draw:style-name="gr5" draw:text-style-name="P1" draw:layer="layout" svg:x1="15.731cm" svg:y1="17.544cm" svg:x2="15.731cm" svg:y2="14.982cm">
          <text:p/>
        </draw:line>
        <draw:line draw:style-name="gr5" draw:text-style-name="P1" draw:layer="layout" svg:x1="11.631cm" svg:y1="17.544cm" svg:x2="11.631cm" svg:y2="14.98cm">
          <text:p/>
        </draw:line>
        <draw:line draw:style-name="gr5" draw:text-style-name="P1" draw:layer="layout" svg:x1="23.933cm" svg:y1="17.544cm" svg:x2="23.933cm" svg:y2="10.882cm">
          <text:p/>
        </draw:line>
        <draw:line draw:style-name="gr5" draw:text-style-name="P1" draw:layer="layout" svg:x1="8.666cm" svg:y1="3.056cm" svg:x2="8.86cm" svg:y2="3.231cm">
          <text:p/>
        </draw:line>
        <draw:polygon draw:style-name="gr6" draw:text-style-name="P6" draw:layer="layout" svg:width="0.478cm" svg:height="0.462cm" svg:x="8.69cm" svg:y="3.046cm" svg:viewBox="0 0 479 463" draw:points="479,463 298,0 0,329">
          <text:p/>
        </draw:polygon>
        <draw:frame draw:style-name="gr4" draw:text-style-name="P5" draw:layer="layout" svg:width="1.568cm" svg:height="0.319cm" svg:x="14.952cm" svg:y="9.668cm">
          <draw:text-box>
            <text:p text:style-name="P2"><text:span text:style-name="T3">ALUOp = 10</text:span></text:p>
          </draw:text-box>
        </draw:frame>
        <draw:line draw:style-name="gr5" draw:text-style-name="P1" draw:layer="layout" svg:x1="7.533cm" svg:y1="14.982cm" svg:x2="7.533cm" svg:y2="15.592cm">
          <text:p/>
        </draw:line>
        <draw:polygon draw:style-name="gr6" draw:text-style-name="P6" draw:layer="layout" svg:width="0.444cm" svg:height="0.444cm" svg:x="7.311cm" svg:y="15.563cm" svg:viewBox="0 0 445 445" draw:points="222,445 445,0 0,0">
          <text:p/>
        </draw:polygon>
        <draw:path draw:style-name="gr1" draw:text-style-name="P1" draw:layer="layout" svg:width="3.076cm" svg:height="3.076cm" svg:x="10.224cm" svg:y="7.807cm" svg:viewBox="0 0 3077 3077" svg:d="M3077 1536c0-849-689-1536-1540-1536-849 0-1537 687-1537 1536 0 851 688 1541 1537 1541 851 0 1540-690 1540-1541z">
          <text:p/>
        </draw:path>
        <draw:path draw:style-name="gr1" draw:text-style-name="P1" draw:layer="layout" svg:width="3.077cm" svg:height="3.076cm" svg:x="22.395cm" svg:y="7.807cm" svg:viewBox="0 0 3078 3077" svg:d="M3078 1536c0-849-690-1536-1540-1536s-1538 687-1538 1536c0 851 688 1541 1538 1541s1540-690 1540-1541z">
          <text:p/>
        </draw:path>
        <draw:line draw:style-name="gr5" draw:text-style-name="P1" draw:layer="layout" svg:x1="13.613cm" svg:y1="6.176cm" svg:x2="12.601cm" svg:y2="7.574cm">
          <text:p/>
        </draw:line>
        <draw:polygon draw:style-name="gr6" draw:text-style-name="P6" draw:layer="layout" svg:width="0.441cm" svg:height="0.489cm" svg:x="12.359cm" svg:y="7.419cm" svg:viewBox="0 0 442 490" draw:points="0,490 442,261 81,0">
          <text:p/>
        </draw:polygon>
        <draw:line draw:style-name="gr5" draw:text-style-name="P1" draw:layer="layout" svg:x1="12.677cm" svg:y1="10.602cm" svg:x2="14.305cm" svg:y2="12.118cm">
          <text:p/>
        </draw:line>
        <draw:polygon draw:style-name="gr6" draw:text-style-name="P6" draw:layer="layout" svg:width="0.476cm" svg:height="0.465cm" svg:x="14.132cm" svg:y="11.934cm" svg:viewBox="0 0 477 466" draw:points="477,466 301,0 0,325">
          <text:p/>
        </draw:polygon>
        <draw:frame draw:style-name="gr3" draw:text-style-name="P4" draw:layer="layout" svg:width="0.899cm" svg:height="0.382cm" svg:x="7.862cm" svg:y="2.663cm">
          <draw:text-box>
            <text:p text:style-name="P2"><text:span text:style-name="T4">Reset</text:span></text:p>
          </draw:text-box>
        </draw:frame>
        <draw:frame draw:style-name="gr3" draw:text-style-name="P4" draw:layer="layout" svg:width="2.191cm" svg:height="0.382cm" svg:x="10.67cm" svg:y="8.448cm">
          <draw:text-box>
            <text:p text:style-name="P2"><text:span text:style-name="T2">S6: ExecuteR</text:span></text:p>
          </draw:text-box>
        </draw:frame>
        <draw:frame draw:style-name="gr4" draw:text-style-name="P5" draw:layer="layout" svg:width="1.81cm" svg:height="0.319cm" svg:x="10.863cm" svg:y="8.899cm">
          <draw:text-box>
            <text:p text:style-name="P2"><text:span text:style-name="T3">ALUSrcA = 10</text:span></text:p>
          </draw:text-box>
        </draw:frame>
        <draw:frame draw:style-name="gr4" draw:text-style-name="P5" draw:layer="layout" svg:width="1.81cm" svg:height="0.319cm" svg:x="10.858cm" svg:y="9.287cm">
          <draw:text-box>
            <text:p text:style-name="P2"><text:span text:style-name="T3">ALUSrcB = 00</text:span></text:p>
          </draw:text-box>
        </draw:frame>
        <draw:line draw:style-name="gr5" draw:text-style-name="P1" draw:layer="layout" svg:x1="15.735cm" svg:y1="4.969cm" svg:x2="22.56cm" svg:y2="7.982cm">
          <text:p/>
        </draw:line>
        <draw:polygon draw:style-name="gr6" draw:text-style-name="P6" draw:layer="layout" svg:width="0.496cm" svg:height="0.407cm" svg:x="22.443cm" svg:y="7.766cm" svg:viewBox="0 0 497 408" draw:points="497,384 180,0 0,408">
          <text:p/>
        </draw:polygon>
        <draw:path draw:style-name="gr1" draw:text-style-name="P1" draw:layer="layout" svg:width="3.077cm" svg:height="3.076cm" svg:x="5.994cm" svg:y="7.807cm" svg:viewBox="0 0 3078 3077" svg:d="M3078 1536c0-849-689-1536-1541-1536-849 0-1537 687-1537 1536 0 851 688 1541 1537 1541 852 0 1541-690 1541-1541z">
          <text:p/>
        </draw:path>
        <draw:frame draw:style-name="gr4" draw:text-style-name="P5" draw:layer="layout" svg:width="1.568cm" svg:height="0.319cm" svg:x="10.978cm" svg:y="9.668cm">
          <draw:text-box>
            <text:p text:style-name="P2"><text:span text:style-name="T3">ALUOp = 10</text:span></text:p>
          </draw:text-box>
        </draw:frame>
        <draw:frame draw:style-name="gr3" draw:text-style-name="P4" draw:layer="layout" svg:width="2cm" svg:height="0.382cm" svg:x="6.547cm" svg:y="8.448cm">
          <draw:text-box>
            <text:p text:style-name="P2"><text:span text:style-name="T2">S2: MemAdr</text:span></text:p>
          </draw:text-box>
        </draw:frame>
        <draw:frame draw:style-name="gr4" draw:text-style-name="P5" draw:layer="layout" svg:width="1.81cm" svg:height="0.319cm" svg:x="6.639cm" svg:y="8.899cm">
          <draw:text-box>
            <text:p text:style-name="P2"><text:span text:style-name="T3">ALUSrcA = 10</text:span></text:p>
          </draw:text-box>
        </draw:frame>
        <draw:frame draw:style-name="gr4" draw:text-style-name="P5" draw:layer="layout" svg:width="1.81cm" svg:height="0.319cm" svg:x="6.632cm" svg:y="9.287cm">
          <draw:text-box>
            <text:p text:style-name="P2"><text:span text:style-name="T3">ALUSrcB = 01</text:span></text:p>
          </draw:text-box>
        </draw:frame>
        <draw:frame draw:style-name="gr4" draw:text-style-name="P5" draw:layer="layout" svg:width="1.568cm" svg:height="0.319cm" svg:x="6.752cm" svg:y="9.668cm">
          <draw:text-box>
            <text:p text:style-name="P2"><text:span text:style-name="T3">ALUOp = 00</text:span></text:p>
          </draw:text-box>
        </draw:frame>
        <draw:frame draw:style-name="gr3" draw:text-style-name="P4" draw:layer="layout" svg:width="2.356cm" svg:height="0.382cm" svg:x="6.946cm" svg:y="6.405cm">
          <draw:text-box>
            <text:p text:style-name="P2"><text:span text:style-name="T5">op = 0000011 (</text:span></text:p>
          </draw:text-box>
        </draw:frame>
        <draw:frame draw:style-name="gr3" draw:text-style-name="P4" draw:layer="layout" svg:width="0.417cm" svg:height="0.387cm" svg:x="9.293cm" svg:y="6.429cm">
          <draw:text-box>
            <text:p text:style-name="P2"><text:span text:style-name="T6">lw</text:span></text:p>
          </draw:text-box>
        </draw:frame>
        <draw:frame draw:style-name="gr3" draw:text-style-name="P4" draw:layer="layout" svg:width="0.341cm" svg:height="0.382cm" svg:x="9.703cm" svg:y="6.405cm">
          <draw:text-box>
            <text:p text:style-name="P2"><text:span text:style-name="T5">)</text:span></text:p>
          </draw:text-box>
        </draw:frame>
        <draw:frame draw:style-name="gr3" draw:text-style-name="P4" draw:layer="layout" svg:width="0.514cm" svg:height="0.382cm" svg:x="8.124cm" svg:y="6.894cm">
          <draw:text-box>
            <text:p text:style-name="P2"><text:span text:style-name="T5">OR</text:span></text:p>
          </draw:text-box>
        </draw:frame>
        <draw:frame draw:style-name="gr3" draw:text-style-name="P4" draw:layer="layout" svg:width="2.356cm" svg:height="0.382cm" svg:x="6.946cm" svg:y="7.36cm">
          <draw:text-box>
            <text:p text:style-name="P2"><text:span text:style-name="T5">op = 0100011 (</text:span></text:p>
          </draw:text-box>
        </draw:frame>
        <draw:frame draw:style-name="gr3" draw:text-style-name="P4" draw:layer="layout" svg:width="0.417cm" svg:height="0.387cm" svg:x="9.293cm" svg:y="7.385cm">
          <draw:text-box>
            <text:p text:style-name="P2"><text:span text:style-name="T6">sw</text:span></text:p>
          </draw:text-box>
        </draw:frame>
        <draw:frame draw:style-name="gr3" draw:text-style-name="P4" draw:layer="layout" svg:width="0.341cm" svg:height="0.382cm" svg:x="9.703cm" svg:y="7.36cm">
          <draw:text-box>
            <text:p text:style-name="P2"><text:span text:style-name="T5">)</text:span></text:p>
          </draw:text-box>
        </draw:frame>
        <draw:frame draw:style-name="gr3" draw:text-style-name="P4" draw:layer="layout" svg:width="0.811cm" svg:height="0.382cm" svg:x="6.29cm" svg:y="10.771cm">
          <draw:text-box>
            <text:p text:style-name="P2"><text:span text:style-name="T5">op = </text:span></text:p>
          </draw:text-box>
        </draw:frame>
        <draw:frame draw:style-name="gr3" draw:text-style-name="P4" draw:layer="layout" svg:width="1.336cm" svg:height="0.382cm" svg:x="5.988cm" svg:y="11.233cm">
          <draw:text-box>
            <text:p text:style-name="P2"><text:span text:style-name="T5">0000011</text:span></text:p>
          </draw:text-box>
        </draw:frame>
        <draw:frame draw:style-name="gr3" draw:text-style-name="P4" draw:layer="layout" svg:width="0.341cm" svg:height="0.382cm" svg:x="6.326cm" svg:y="11.701cm">
          <draw:text-box>
            <text:p text:style-name="P2"><text:span text:style-name="T5">(</text:span></text:p>
          </draw:text-box>
        </draw:frame>
        <draw:frame draw:style-name="gr3" draw:text-style-name="P4" draw:layer="layout" svg:width="0.417cm" svg:height="0.387cm" svg:x="6.445cm" svg:y="11.725cm">
          <draw:text-box>
            <text:p text:style-name="P2"><text:span text:style-name="T6">lw</text:span></text:p>
          </draw:text-box>
        </draw:frame>
        <draw:frame draw:style-name="gr3" draw:text-style-name="P4" draw:layer="layout" svg:width="0.341cm" svg:height="0.382cm" svg:x="6.855cm" svg:y="11.701cm">
          <draw:text-box>
            <text:p text:style-name="P2"><text:span text:style-name="T5">)</text:span></text:p>
          </draw:text-box>
        </draw:frame>
        <draw:frame draw:style-name="gr3" draw:text-style-name="P4" draw:layer="layout" svg:width="0.811cm" svg:height="0.382cm" svg:x="8.786cm" svg:y="10.771cm">
          <draw:text-box>
            <text:p text:style-name="P2"><text:span text:style-name="T5">op = </text:span></text:p>
          </draw:text-box>
        </draw:frame>
        <draw:frame draw:style-name="gr3" draw:text-style-name="P4" draw:layer="layout" svg:width="1.336cm" svg:height="0.382cm" svg:x="8.484cm" svg:y="11.233cm">
          <draw:text-box>
            <text:p text:style-name="P2"><text:span text:style-name="T5">0100011</text:span></text:p>
          </draw:text-box>
        </draw:frame>
        <draw:frame draw:style-name="gr3" draw:text-style-name="P4" draw:layer="layout" svg:width="0.341cm" svg:height="0.382cm" svg:x="8.824cm" svg:y="11.701cm">
          <draw:text-box>
            <text:p text:style-name="P2"><text:span text:style-name="T5">(</text:span></text:p>
          </draw:text-box>
        </draw:frame>
        <draw:frame draw:style-name="gr3" draw:text-style-name="P4" draw:layer="layout" svg:width="0.417cm" svg:height="0.387cm" svg:x="8.939cm" svg:y="11.725cm">
          <draw:text-box>
            <text:p text:style-name="P2"><text:span text:style-name="T6">sw</text:span></text:p>
          </draw:text-box>
        </draw:frame>
        <draw:frame draw:style-name="gr3" draw:text-style-name="P4" draw:layer="layout" svg:width="0.341cm" svg:height="0.382cm" svg:x="9.349cm" svg:y="11.701cm">
          <draw:text-box>
            <text:p text:style-name="P2"><text:span text:style-name="T5">)</text:span></text:p>
          </draw:text-box>
        </draw:frame>
        <draw:frame draw:style-name="gr3" draw:text-style-name="P4" draw:layer="layout" svg:width="0.811cm" svg:height="0.382cm" svg:x="13.449cm" svg:y="6.432cm">
          <draw:text-box>
            <text:p text:style-name="P2"><text:span text:style-name="T5">op = </text:span></text:p>
          </draw:text-box>
        </draw:frame>
        <draw:frame draw:style-name="gr3" draw:text-style-name="P4" draw:layer="layout" svg:width="1.336cm" svg:height="0.382cm" svg:x="13.159cm" svg:y="6.894cm">
          <draw:text-box>
            <text:p text:style-name="P2"><text:span text:style-name="T5">0110011</text:span></text:p>
          </draw:text-box>
        </draw:frame>
        <draw:frame draw:style-name="gr3" draw:text-style-name="P4" draw:layer="layout" svg:width="1.293cm" svg:height="0.382cm" svg:x="13.159cm" svg:y="7.355cm">
          <draw:text-box>
            <text:p text:style-name="P2"><text:span text:style-name="T5">(R-type)</text:span></text:p>
          </draw:text-box>
        </draw:frame>
        <draw:frame draw:style-name="gr3" draw:text-style-name="P4" draw:layer="layout" svg:width="0.811cm" svg:height="0.382cm" svg:x="15.254cm" svg:y="6.432cm">
          <draw:text-box>
            <text:p text:style-name="P2"><text:span text:style-name="T5">op = </text:span></text:p>
          </draw:text-box>
        </draw:frame>
        <draw:frame draw:style-name="gr3" draw:text-style-name="P4" draw:layer="layout" svg:width="1.433cm" svg:height="0.382cm" svg:x="15.254cm" svg:y="6.894cm">
          <draw:text-box>
            <text:p text:style-name="P2"><text:span text:style-name="T5"><text:s/></text:span><text:span text:style-name="T5">0010011</text:span></text:p>
          </draw:text-box>
        </draw:frame>
        <draw:frame draw:style-name="gr3" draw:text-style-name="P4" draw:layer="layout" svg:width="2.33cm" svg:height="0.382cm" svg:x="15.254cm" svg:y="7.355cm">
          <draw:text-box>
            <text:p text:style-name="P2"><text:span text:style-name="T5"><text:s text:c="4"/></text:span><text:span text:style-name="T5">(I-type ALU)</text:span></text:p>
          </draw:text-box>
        </draw:frame>
        <draw:frame draw:style-name="gr3" draw:text-style-name="P4" draw:layer="layout" svg:width="0.811cm" svg:height="0.382cm" svg:x="20.931cm" svg:y="6.61cm">
          <draw:text-box>
            <text:p text:style-name="P2"><text:span text:style-name="T5">op = </text:span></text:p>
          </draw:text-box>
        </draw:frame>
        <draw:frame draw:style-name="gr3" draw:text-style-name="P4" draw:layer="layout" svg:width="1.628cm" svg:height="0.382cm" svg:x="20.931cm" svg:y="7.07cm">
          <draw:text-box>
            <text:p text:style-name="P2"><text:span text:style-name="T5"><text:s text:c="3"/></text:span><text:span text:style-name="T5">1100011</text:span></text:p>
          </draw:text-box>
        </draw:frame>
        <draw:frame draw:style-name="gr3" draw:text-style-name="P4" draw:layer="layout" svg:width="1.577cm" svg:height="0.382cm" svg:x="20.931cm" svg:y="7.538cm">
          <draw:text-box>
            <text:p text:style-name="P2"><text:span text:style-name="T5"><text:s text:c="15"/></text:span><text:span text:style-name="T5">(</text:span></text:p>
          </draw:text-box>
        </draw:frame>
        <draw:frame draw:style-name="gr3" draw:text-style-name="P4" draw:layer="layout" svg:width="0.624cm" svg:height="0.387cm" svg:x="22.481cm" svg:y="7.562cm">
          <draw:text-box>
            <text:p text:style-name="P2"><text:span text:style-name="T6">beq</text:span></text:p>
          </draw:text-box>
        </draw:frame>
        <draw:path draw:style-name="gr5" draw:text-style-name="P1" draw:layer="layout" svg:width="16.914cm" svg:height="14.866cm" svg:x="9.069cm" svg:y="2.681cm" svg:viewBox="0 0 16915 14867" svg:d="M0 14867h16909c5 0 6-2 6-7v-14853c0-5-1-7-6-7h-15877c-5 0-7 2-7 7v90">
          <text:p/>
        </draw:path>
        <draw:polygon draw:style-name="gr6" draw:text-style-name="P6" draw:layer="layout" svg:width="0.444cm" svg:height="0.444cm" svg:x="9.873cm" svg:y="2.749cm" svg:viewBox="0 0 445 445" draw:points="222,445 445,0 0,0">
          <text:p/>
        </draw:polygon>
        <draw:frame draw:style-name="gr3" draw:text-style-name="P4" draw:layer="layout" svg:width="0.341cm" svg:height="0.382cm" svg:x="23.096cm" svg:y="7.538cm">
          <draw:text-box>
            <text:p text:style-name="P2"><text:span text:style-name="T5">)</text:span></text:p>
          </draw:text-box>
        </draw:frame>
        <draw:frame draw:style-name="gr3" draw:text-style-name="P4" draw:layer="layout" svg:width="1.979cm" svg:height="0.382cm" svg:x="6.553cm" svg:y="16.648cm">
          <draw:text-box>
            <text:p text:style-name="P2"><text:span text:style-name="T2">S4: MemWB</text:span></text:p>
          </draw:text-box>
        </draw:frame>
        <draw:frame draw:style-name="gr4" draw:text-style-name="P5" draw:layer="layout" svg:width="1.873cm" svg:height="0.319cm" svg:x="6.598cm" svg:y="17.1cm">
          <draw:text-box>
            <text:p text:style-name="P2"><text:span text:style-name="T3">ResultSrc = 01</text:span></text:p>
          </draw:text-box>
        </draw:frame>
        <draw:frame draw:style-name="gr4" draw:text-style-name="P5" draw:layer="layout" svg:width="1.179cm" svg:height="0.319cm" svg:x="6.952cm" svg:y="17.487cm">
          <draw:text-box>
            <text:p text:style-name="P2"><text:span text:style-name="T3">RegWrite</text:span></text:p>
          </draw:text-box>
        </draw:frame>
        <draw:frame draw:style-name="gr3" draw:text-style-name="P4" draw:layer="layout" svg:width="1.899cm" svg:height="0.382cm" svg:x="14.799cm" svg:y="12.548cm">
          <draw:text-box>
            <text:p text:style-name="P2"><text:span text:style-name="T2">S7: ALUWB</text:span></text:p>
          </draw:text-box>
        </draw:frame>
        <draw:frame draw:style-name="gr4" draw:text-style-name="P5" draw:layer="layout" svg:width="1.873cm" svg:height="0.319cm" svg:x="14.799cm" svg:y="13cm">
          <draw:text-box>
            <text:p text:style-name="P2"><text:span text:style-name="T3">ResultSrc = 00</text:span></text:p>
          </draw:text-box>
        </draw:frame>
        <draw:frame draw:style-name="gr4" draw:text-style-name="P5" draw:layer="layout" svg:width="1.179cm" svg:height="0.319cm" svg:x="15.152cm" svg:y="13.387cm">
          <draw:text-box>
            <text:p text:style-name="P2"><text:span text:style-name="T3">RegWrite</text:span></text:p>
          </draw:text-box>
        </draw:frame>
        <draw:frame draw:style-name="gr3" draw:text-style-name="P4" draw:layer="layout" svg:width="1.564cm" svg:height="0.382cm" svg:x="23.164cm" svg:y="8.448cm">
          <draw:text-box>
            <text:p text:style-name="P2"><text:span text:style-name="T2">S10: BEQ</text:span></text:p>
          </draw:text-box>
        </draw:frame>
        <draw:frame draw:style-name="gr4" draw:text-style-name="P5" draw:layer="layout" svg:width="1.81cm" svg:height="0.319cm" svg:x="23.039cm" svg:y="8.899cm">
          <draw:text-box>
            <text:p text:style-name="P2"><text:span text:style-name="T3">ALUSrcA = 10</text:span></text:p>
          </draw:text-box>
        </draw:frame>
        <draw:frame draw:style-name="gr4" draw:text-style-name="P5" draw:layer="layout" svg:width="1.81cm" svg:height="0.319cm" svg:x="23.033cm" svg:y="9.287cm">
          <draw:text-box>
            <text:p text:style-name="P2"><text:span text:style-name="T3">ALUSrcB = 00</text:span></text:p>
          </draw:text-box>
        </draw:frame>
        <draw:frame draw:style-name="gr4" draw:text-style-name="P5" draw:layer="layout" svg:width="1.568cm" svg:height="0.319cm" svg:x="23.152cm" svg:y="9.668cm">
          <draw:text-box>
            <text:p text:style-name="P2"><text:span text:style-name="T3">ALUOp = 01</text:span></text:p>
          </draw:text-box>
        </draw:frame>
        <draw:frame draw:style-name="gr4" draw:text-style-name="P5" draw:layer="layout" svg:width="1.873cm" svg:height="0.319cm" svg:x="22.999cm" svg:y="10.055cm">
          <draw:text-box>
            <text:p text:style-name="P2"><text:span text:style-name="T3">ResultSrc = 00</text:span></text:p>
          </draw:text-box>
        </draw:frame>
        <draw:frame draw:style-name="gr4" draw:text-style-name="P5" draw:layer="layout" svg:width="0.899cm" svg:height="0.319cm" svg:x="23.488cm" svg:y="10.438cm">
          <draw:text-box>
            <text:p text:style-name="P2"><text:span text:style-name="T3">Branch</text:span></text:p>
          </draw:text-box>
        </draw:frame>
        <draw:frame draw:style-name="gr3" draw:text-style-name="P4" draw:layer="layout" svg:width="1.543cm" svg:height="0.382cm" svg:x="9.326cm" svg:y="3.442cm">
          <draw:text-box>
            <text:p text:style-name="P2"><text:span text:style-name="T2">S0: Fetch</text:span></text:p>
          </draw:text-box>
        </draw:frame>
        <draw:frame draw:style-name="gr7" draw:text-style-name="P7" draw:layer="layout" svg:width="1.234cm" svg:height="0.289cm" svg:x="9.498cm" svg:y="3.878cm">
          <draw:text-box>
            <text:p text:style-name="P2"><text:span text:style-name="T7">AdrSrc = 0</text:span></text:p>
          </draw:text-box>
        </draw:frame>
        <draw:frame draw:style-name="gr7" draw:text-style-name="P7" draw:layer="layout" svg:width="0.866cm" svg:height="0.289cm" svg:x="9.691cm" svg:y="4.216cm">
          <draw:text-box>
            <text:p text:style-name="P2"><text:span text:style-name="T7">IRWrite</text:span></text:p>
          </draw:text-box>
        </draw:frame>
        <draw:frame draw:style-name="gr7" draw:text-style-name="P7" draw:layer="layout" svg:width="1.653cm" svg:height="0.289cm" svg:x="9.297cm" svg:y="4.551cm">
          <draw:text-box>
            <text:p text:style-name="P2"><text:span text:style-name="T7">ALUSrcA = 00</text:span></text:p>
          </draw:text-box>
        </draw:frame>
        <draw:frame draw:style-name="gr7" draw:text-style-name="P7" draw:layer="layout" svg:width="1.581cm" svg:height="0.289cm" svg:x="9.326cm" svg:y="4.887cm">
          <draw:text-box>
            <text:p text:style-name="P2"><text:span text:style-name="T7">ALUSrcB =10</text:span></text:p>
          </draw:text-box>
        </draw:frame>
        <draw:frame draw:style-name="gr7" draw:text-style-name="P7" draw:layer="layout" svg:width="1.433cm" svg:height="0.289cm" svg:x="9.401cm" svg:y="5.223cm">
          <draw:text-box>
            <text:p text:style-name="P2"><text:span text:style-name="T7">ALUOp = 00</text:span></text:p>
          </draw:text-box>
        </draw:frame>
        <draw:frame draw:style-name="gr7" draw:text-style-name="P7" draw:layer="layout" svg:width="1.712cm" svg:height="0.289cm" svg:x="9.264cm" svg:y="5.559cm">
          <draw:text-box>
            <text:p text:style-name="P2"><text:span text:style-name="T7">ResultSrc = 10</text:span></text:p>
          </draw:text-box>
        </draw:frame>
        <draw:frame draw:style-name="gr7" draw:text-style-name="P7" draw:layer="layout" svg:width="1.196cm" svg:height="0.289cm" svg:x="9.514cm" svg:y="5.894cm">
          <draw:text-box>
            <text:p text:style-name="P2"><text:span text:style-name="T7">PCUpdate</text:span></text:p>
          </draw:text-box>
        </draw:frame>
        <draw:frame draw:style-name="gr3" draw:text-style-name="P4" draw:layer="layout" svg:width="2.246cm" svg:height="0.382cm" svg:x="6.416cm" svg:y="12.548cm">
          <draw:text-box>
            <text:p text:style-name="P2"><text:span text:style-name="T2">S3: MemRead</text:span></text:p>
          </draw:text-box>
        </draw:frame>
        <draw:frame draw:style-name="gr4" draw:text-style-name="P5" draw:layer="layout" svg:width="1.873cm" svg:height="0.319cm" svg:x="6.598cm" svg:y="13cm">
          <draw:text-box>
            <text:p text:style-name="P2"><text:span text:style-name="T3">ResultSrc = 00</text:span></text:p>
          </draw:text-box>
        </draw:frame>
        <draw:frame draw:style-name="gr4" draw:text-style-name="P5" draw:layer="layout" svg:width="1.352cm" svg:height="0.319cm" svg:x="6.86cm" svg:y="13.387cm">
          <draw:text-box>
            <text:p text:style-name="P2"><text:span text:style-name="T3">AdrSrc = 1</text:span></text:p>
          </draw:text-box>
        </draw:frame>
        <draw:frame draw:style-name="gr3" draw:text-style-name="P4" draw:layer="layout" svg:width="2.271cm" svg:height="0.382cm" svg:x="10.516cm" svg:y="12.548cm">
          <draw:text-box>
            <text:p text:style-name="P2"><text:span text:style-name="T2">S5: MemWrite</text:span></text:p>
          </draw:text-box>
        </draw:frame>
        <draw:frame draw:style-name="gr4" draw:text-style-name="P5" draw:layer="layout" svg:width="1.873cm" svg:height="0.319cm" svg:x="10.699cm" svg:y="13cm">
          <draw:text-box>
            <text:p text:style-name="P2"><text:span text:style-name="T3">ResultSrc = 00</text:span></text:p>
          </draw:text-box>
        </draw:frame>
        <draw:frame draw:style-name="gr4" draw:text-style-name="P5" draw:layer="layout" svg:width="1.352cm" svg:height="0.319cm" svg:x="10.96cm" svg:y="13.387cm">
          <draw:text-box>
            <text:p text:style-name="P2"><text:span text:style-name="T3">AdrSrc = 1</text:span></text:p>
          </draw:text-box>
        </draw:frame>
        <draw:frame draw:style-name="gr4" draw:text-style-name="P5" draw:layer="layout" svg:width="1.293cm" svg:height="0.319cm" svg:x="10.994cm" svg:y="13.768cm">
          <draw:text-box>
            <text:p text:style-name="P2"><text:span text:style-name="T3">MemWrite</text:span></text:p>
          </draw:text-box>
        </draw:frame>
        <draw:frame draw:style-name="gr2" draw:text-style-name="P3" draw:layer="layout" svg:width="11.436cm" svg:height="0.497cm" svg:x="10.93cm" svg:y="19.609cm">
          <draw:text-box>
            <text:p text:style-name="P2"><text:span text:style-name="T8">Abbildung 1: Endlicher Automat des Multicycle RISC-V</text:span></text:p>
          </draw:text-box>
        </draw:frame>
        <draw:frame draw:style-name="gr2" draw:text-style-name="P3" draw:layer="layout" svg:width="0.421cm" svg:height="0.497cm" draw:transform="rotate (-1.5707963267949) translate (3.497cm 10.397cm)">
          <draw:text-box>
            <text:p text:style-name="P2"><text:span text:style-name="T8">3</text:span></text:p>
          </draw:text-box>
        </draw:frame>
        <draw:custom-shape draw:style-name="gr8" draw:text-style-name="P9" draw:layer="layout" svg:width="3.756cm" svg:height="3.738cm" svg:x="17.735cm" svg:y="8.399cm">
          <text:p text:style-name="P8"><text:span text:style-name="T9">S9: JAL</text:span></text:p>
          <text:p text:style-name="P8"><text:span text:style-name="T10">ALUSrcA = 01</text:span></text:p>
          <text:p text:style-name="P8"><text:span text:style-name="T10">ALUSrcB = 10</text:span></text:p>
          <text:p text:style-name="P8"><text:span text:style-name="T10">ResultSrc = 00</text:span></text:p>
          <text:p text:style-name="P8"><text:span text:style-name="T10">ALUOp = 00</text:span></text:p>
          <text:p text:style-name="P8"><text:span text:style-name="T10">PCUpdate</text:span></text:p>
          <text:p text:style-name="P8"><text:span text:style-name="T1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1" draw:layer="layout" svg:x1="15.465cm" svg:y1="5.684cm" svg:x2="19.203cm" svg:y2="8.415cm">
          <text:p text:style-name="P10"><text:span text:style-name="T11">1101111</text:span></text:p>
        </draw:line>
        <draw:line draw:style-name="gr10" draw:text-style-name="P12" draw:layer="layout" svg:x1="18.298cm" svg:y1="11.573cm" svg:x2="16.848cm" svg:y2="12.39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puter Modern" svg:font-family="'Computer Modern'" style:font-pitch="variable"/>
    <style:font-face style:name="Computer Modern1" svg:font-family="'Computer Modern'"/>
    <style:font-face style:name="Liberation Mono" svg:font-family="'Liberation Mono'"/>
    <style:font-face style:name="Liberation Mono1" svg:font-family="'Liberation Mono'" style:font-pitch="variable"/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.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31T18:26:36.583000000</dc:date>
    <meta:editing-duration>PT2M56S</meta:editing-duration>
    <meta:editing-cycles>1</meta:editing-cycles>
    <meta:document-statistic meta:object-count="115"/>
    <meta:generator>LibreOffice/7.5.3.2$Windows_X86_64 LibreOffice_project/9f56dff12ba03b9acd7730a5a481eea045e468f3</meta:generator>
  </office:meta>
</office:document-meta>
</file>